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829cm" style:rel-width="90%" table:align="center" fo:background-color="#cccccc">
        <style:background-image/>
      </style:table-properties>
    </style:style>
    <style:style style:name="Table1.A" style:family="table-column">
      <style:table-column-properties style:column-width="15.829cm"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text-properties fo:font-weight="bold" style:font-weight-asian="bold" style:font-weight-complex="bold"/>
    </style:style>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margin-left="0cm" fo:margin-right="0cm" fo:text-align="start" style:justify-single-word="false" fo:text-indent="1.27cm" style:auto-text-indent="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font-style="normal" fo:background-color="transparent" style:font-style-asian="normal" style:font-style-complex="normal" loext:char-shading-value="0"/>
    </style:style>
    <style:style style:name="T5" style:family="text">
      <style:text-properties fo:font-style="normal" fo:background-color="transparent" style:font-style-asian="normal" style:font-style-complex="normal" loext:char-shading-value="0"/>
    </style:style>
    <style:style style:name="T6" style:family="text">
      <style:text-properties style:text-position="super 58%" fo:font-style="normal" fo:background-color="transparent" style:font-style-asian="normal" style:font-style-complex="normal" loext:char-shading-value="0"/>
    </style:style>
    <style:style style:name="T7" style:family="text">
      <style:text-properties style:text-position="super 58%"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s Completed or in Progress</text:p>
      <text:list xml:id="list14463445351" text:style-name="L1">
        <text:list-item>
          <text:p text:style-name="P2">In the Thesis Information page of your application, provide the full title and summary of your most recent thesis completed or in progress.</text:p>
        </text:list-item>
        <text:list-item>
          <text:p text:style-name="P2">If you are applying for a doctoral award, describe your master’s thesis in this section.</text:p>
        </text:list-item>
        <text:list-item>
          <text:p text:style-name="P2">Do not repeat the information provided in the Outline of Proposed Research section.</text:p>
        </text:list-item>
      </text:list>
      <text:p text:style-name="Standard"/>
      <text:p text:style-name="P1">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State the significance of the proposed research to a field or fields in the natural sciences and engineering (NSE)</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1679936124" text:style-name="L2">
        <text:list-item>
          <text:p text:style-name="P3">You should not repeat the information found in the “Theses completed or in progress” section, but may refer to it.</text:p>
        </text:list-item>
        <text:list-item>
          <text:p text:style-name="P3">Include all relevant information in the outline. Do not refer members to URLs or other publications for supplemental information.</text:p>
        </text:list-item>
        <text:list-item>
          <text:p text:style-name="P3">If the proposed research is a continuation of your thesis, clearly state the differences between work done for your thesis and the research activities outlined in this proposal.</text:p>
        </text:list-item>
      </text:list>
      <text:p text:style-name="P13">Outline of Proposed Research</text:p>
      <text:p text:style-name="P14"><text:span text:style-name="T2">B</text:span><text:span text:style-name="T2">rain-computer interface</text:span><text:span text:style-name="T2">s</text:span><text:span text:style-name="T2"> (BCI</text:span><text:span text:style-name="T2">s</text:span><text:span text:style-name="T2">) </text:span><text:span text:style-name="T2">transform human brain signals into direct communication using</text:span><text:span text:style-name="T2"> an external electrical device. </text:span><text:span text:style-name="T2">BCIs have</text:span><text:span text:style-name="T2"> the potential to change the way humans interact with the world around them. The goal of the proposed project is to continue the research described in the “Theses completed or in progress” section in order to asses the potential of a music-based BCI to detect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4"> e</text:span><text:span text:style-name="T4">xample, researchers were able to successfully distinguish whether a vegetative patient was imagining playing tennis or imagining walking through their home</text:span><text:reference-mark-start text:name="ADDIN CSL_CITATION {&quot;schema&quot;: &quot;https://github.com/citation-style-language/schema/raw/master/csl-citation.json&quot;, &quot;mendeley&quot;: {&quot;previouslyFormattedCitation&quot;: &quot;[1]&quot;}, &quot;properties&quot;: {&quot;noteIndex&quot;: 0}, &quot;citationItems&quot;: [{&quot;itemData&quot;: {&quot;title&quot;: &quot;Detecting awareness in the vegetative state.&quot;, &quot;author&quot;: [{&quot;suffix&quot;: &quot;&quot;, &quot;family&quot;: &quot;Owen&quot;, &quot;non-dropping-particle&quot;: &quot;&quot;, &quot;given&quot;: &quot;Adrian M&quot;, &quot;parse-names&quot;: false, &quot;dropping-particle&quot;: &quot;&quot;}, {&quot;suffix&quot;: &quot;&quot;, &quot;family&quot;: &quot;Coleman&quot;, &quot;non-dropping-particle&quot;: &quot;&quot;, &quot;given&quot;: &quot;Martin R&quot;, &quot;parse-names&quot;: false, &quot;dropping-particle&quot;: &quot;&quot;}, {&quot;suffix&quot;: &quot;&quot;, &quot;family&quot;: &quot;Boly&quot;, &quot;non-dropping-particle&quot;: &quot;&quot;, &quot;given&quot;: &quot;Melanie&quot;, &quot;parse-names&quot;: false, &quot;dropping-particle&quot;: &quot;&quot;}, {&quot;suffix&quot;: &quot;&quot;, &quot;family&quot;: &quot;Davis&quot;, &quot;non-dropping-particle&quot;: &quot;&quot;, &quot;given&quot;: &quot;Matthew H&quot;, &quot;parse-names&quot;: false, &quot;dropping-particle&quot;: &quot;&quot;}, {&quot;suffix&quot;: &quot;&quot;, &quot;family&quot;: &quot;Laureys&quot;, &quot;non-dropping-particle&quot;: &quot;&quot;, &quot;given&quot;: &quot;Steven&quot;, &quot;parse-names&quot;: false, &quot;dropping-particle&quot;: &quot;&quot;}, {&quot;suffix&quot;: &quot;&quot;, &quot;family&quot;: &quot;Pickard&quot;, &quot;non-dropping-particle&quot;: &quot;&quot;, &quot;given&quot;: &quot;John D&quot;, &quot;parse-names&quot;: false, &quot;dropping-particle&quot;: &quot;&quot;}], &quot;PMID&quot;: &quot;16959998&quot;, &quot;issued&quot;: {&quot;date-parts&quot;: [[&quot;2006&quot;, &quot;9&quot;, &quot;8&quot;]]}, &quot;page&quot;: &quot;1402&quot;, &quot;issue&quot;: &quot;5792&quot;, &quot;container-title&quot;: &quot;Science (New York, N.Y.)&quot;, &quot;type&quot;: &quot;article-journal&quot;, &quot;ISSN&quot;: &quot;1095-9203&quot;, &quot;id&quot;: &quot;ITEM-1&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DOI&quot;: &quot;10.1126/science.1130197&quot;, &quot;volume&quot;: &quot;313&quot;}, &quot;uris&quot;: [&quot;http://www.mendeley.com/documents/?uuid=41704e90-ab11-409e-a78b-fce38f9581b5&quot;], &quot;id&quot;: &quot;ITEM-1&quot;}]} RNDcH0gwoR3c3"/><text:span text:style-name="T6">[1]</text:span><text:reference-mark-end text:name="ADDIN CSL_CITATION {&quot;schema&quot;: &quot;https://github.com/citation-style-language/schema/raw/master/csl-citation.json&quot;, &quot;mendeley&quot;: {&quot;previouslyFormattedCitation&quot;: &quot;[1]&quot;}, &quot;properties&quot;: {&quot;noteIndex&quot;: 0}, &quot;citationItems&quot;: [{&quot;itemData&quot;: {&quot;title&quot;: &quot;Detecting awareness in the vegetative state.&quot;, &quot;author&quot;: [{&quot;suffix&quot;: &quot;&quot;, &quot;family&quot;: &quot;Owen&quot;, &quot;non-dropping-particle&quot;: &quot;&quot;, &quot;given&quot;: &quot;Adrian M&quot;, &quot;parse-names&quot;: false, &quot;dropping-particle&quot;: &quot;&quot;}, {&quot;suffix&quot;: &quot;&quot;, &quot;family&quot;: &quot;Coleman&quot;, &quot;non-dropping-particle&quot;: &quot;&quot;, &quot;given&quot;: &quot;Martin R&quot;, &quot;parse-names&quot;: false, &quot;dropping-particle&quot;: &quot;&quot;}, {&quot;suffix&quot;: &quot;&quot;, &quot;family&quot;: &quot;Boly&quot;, &quot;non-dropping-particle&quot;: &quot;&quot;, &quot;given&quot;: &quot;Melanie&quot;, &quot;parse-names&quot;: false, &quot;dropping-particle&quot;: &quot;&quot;}, {&quot;suffix&quot;: &quot;&quot;, &quot;family&quot;: &quot;Davis&quot;, &quot;non-dropping-particle&quot;: &quot;&quot;, &quot;given&quot;: &quot;Matthew H&quot;, &quot;parse-names&quot;: false, &quot;dropping-particle&quot;: &quot;&quot;}, {&quot;suffix&quot;: &quot;&quot;, &quot;family&quot;: &quot;Laureys&quot;, &quot;non-dropping-particle&quot;: &quot;&quot;, &quot;given&quot;: &quot;Steven&quot;, &quot;parse-names&quot;: false, &quot;dropping-particle&quot;: &quot;&quot;}, {&quot;suffix&quot;: &quot;&quot;, &quot;family&quot;: &quot;Pickard&quot;, &quot;non-dropping-particle&quot;: &quot;&quot;, &quot;given&quot;: &quot;John D&quot;, &quot;parse-names&quot;: false, &quot;dropping-particle&quot;: &quot;&quot;}], &quot;PMID&quot;: &quot;16959998&quot;, &quot;issued&quot;: {&quot;date-parts&quot;: [[&quot;2006&quot;, &quot;9&quot;, &quot;8&quot;]]}, &quot;page&quot;: &quot;1402&quot;, &quot;issue&quot;: &quot;5792&quot;, &quot;container-title&quot;: &quot;Science (New York, N.Y.)&quot;, &quot;type&quot;: &quot;article-journal&quot;, &quot;ISSN&quot;: &quot;1095-9203&quot;, &quot;id&quot;: &quot;ITEM-1&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DOI&quot;: &quot;10.1126/science.1130197&quot;, &quot;volume&quot;: &quot;313&quot;}, &quot;uris&quot;: [&quot;http://www.mendeley.com/documents/?uuid=41704e90-ab11-409e-a78b-fce38f9581b5&quot;], &quot;id&quot;: &quot;ITEM-1&quot;}]} RNDcH0gwoR3c3"/><text:span text:style-name="T4">⁠ and the patient could use this technique to answer yes or no questions. However, t</text:span><text:span text:style-name="T2">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schema&quot;: &quot;https://github.com/citation-style-language/schema/raw/master/csl-citation.json&quot;, &quot;mendeley&quot;: {&quot;previouslyFormattedCitation&quot;: &quot;[2]&quot;}, &quot;properties&quot;: {&quot;noteIndex&quot;: 0}, &quot;citationItems&quot;: [{&quot;itemData&quot;: {&quot;container-title&quot;: &quot;Electroencephalography and Clinical Neurophysiology&quot;, &quot;title&quot;: &quot;An EEG-based brain-computer interface for cursor control&quot;, &quot;type&quot;: &quot;article-journal&quot;, &quot;ISSN&quot;: &quot;00134694&quot;, &quot;page&quot;: &quot;252-259&quot;, &quot;author&quot;: [{&quot;suffix&quot;: &quot;&quot;, &quot;family&quot;: &quot;Wolpaw&quot;, &quot;non-dropping-particle&quot;: &quot;&quot;, &quot;given&quot;: &quot;Jonathan R.&quot;, &quot;parse-names&quot;: false, &quot;dropping-particle&quot;: &quot;&quot;}, {&quot;suffix&quot;: &quot;&quot;, &quot;family&quot;: &quot;McFarland&quot;, &quot;non-dropping-particle&quot;: &quot;&quot;, &quot;given&quot;: &quot;Dennis J.&quot;, &quot;parse-names&quot;: false, &quot;dropping-particle&quot;: &quot;&quot;}, {&quot;suffix&quot;: &quot;&quot;, &quot;family&quot;: &quot;Neat&quot;, &quot;non-dropping-particle&quot;: &quot;&quot;, &quot;given&quot;: &quot;Gregory W.&quot;, &quot;parse-names&quot;: false, &quot;dropping-particle&quot;: &quot;&quot;}, {&quot;suffix&quot;: &quot;&quot;, &quot;family&quot;: &quot;Forneris&quot;, &quot;non-dropping-particle&quot;: &quot;&quot;, &quot;given&quot;: &quot;Catherine A.&quot;, &quot;parse-names&quot;: false, &quot;dropping-particle&quot;: &quot;&quot;}], &quot;DOI&quot;: &quot;10.1016/0013-4694(91)90040-B&quot;, &quot;issued&quot;: {&quot;date-parts&quot;: [[&quot;1991&quot;, &quot;3&quot;]]}, &quot;volume&quot;: &quot;78&quot;, &quot;id&quot;: &quot;ITEM-1&quot;, &quot;issue&quot;: &quot;3&quot;}, &quot;uris&quot;: [&quot;http://www.mendeley.com/documents/?uuid=0d006891-8975-441e-bcbf-8c1c6d1d3851&quot;], &quot;id&quot;: &quot;ITEM-1&quot;}]} RND9BadkvbUlb"/><text:span text:style-name="T7">[2]</text:span><text:reference-mark-end text:name="ADDIN CSL_CITATION {&quot;schema&quot;: &quot;https://github.com/citation-style-language/schema/raw/master/csl-citation.json&quot;, &quot;mendeley&quot;: {&quot;previouslyFormattedCitation&quot;: &quot;[2]&quot;}, &quot;properties&quot;: {&quot;noteIndex&quot;: 0}, &quot;citationItems&quot;: [{&quot;itemData&quot;: {&quot;container-title&quot;: &quot;Electroencephalography and Clinical Neurophysiology&quot;, &quot;title&quot;: &quot;An EEG-based brain-computer interface for cursor control&quot;, &quot;type&quot;: &quot;article-journal&quot;, &quot;ISSN&quot;: &quot;00134694&quot;, &quot;page&quot;: &quot;252-259&quot;, &quot;author&quot;: [{&quot;suffix&quot;: &quot;&quot;, &quot;family&quot;: &quot;Wolpaw&quot;, &quot;non-dropping-particle&quot;: &quot;&quot;, &quot;given&quot;: &quot;Jonathan R.&quot;, &quot;parse-names&quot;: false, &quot;dropping-particle&quot;: &quot;&quot;}, {&quot;suffix&quot;: &quot;&quot;, &quot;family&quot;: &quot;McFarland&quot;, &quot;non-dropping-particle&quot;: &quot;&quot;, &quot;given&quot;: &quot;Dennis J.&quot;, &quot;parse-names&quot;: false, &quot;dropping-particle&quot;: &quot;&quot;}, {&quot;suffix&quot;: &quot;&quot;, &quot;family&quot;: &quot;Neat&quot;, &quot;non-dropping-particle&quot;: &quot;&quot;, &quot;given&quot;: &quot;Gregory W.&quot;, &quot;parse-names&quot;: false, &quot;dropping-particle&quot;: &quot;&quot;}, {&quot;suffix&quot;: &quot;&quot;, &quot;family&quot;: &quot;Forneris&quot;, &quot;non-dropping-particle&quot;: &quot;&quot;, &quot;given&quot;: &quot;Catherine A.&quot;, &quot;parse-names&quot;: false, &quot;dropping-particle&quot;: &quot;&quot;}], &quot;DOI&quot;: &quot;10.1016/0013-4694(91)90040-B&quot;, &quot;issued&quot;: {&quot;date-parts&quot;: [[&quot;1991&quot;, &quot;3&quot;]]}, &quot;volume&quot;: &quot;78&quot;, &quot;id&quot;: &quot;ITEM-1&quot;, &quot;issue&quot;: &quot;3&quot;}, &quot;uris&quot;: [&quot;http://www.mendeley.com/documents/?uuid=0d006891-8975-441e-bcbf-8c1c6d1d3851&quot;], &quot;id&quot;: &quot;ITEM-1&quot;}]} RND9BadkvbUlb"/><text:span text:style-name="T2">⁠. Further work was done in which three different brain states were reliably differentiated when subjects purposefully modulated their own EEG signal</text:span><text:reference-mark-start text:name="ADDIN CSL_CITATION {&quot;schema&quot;: &quot;https://github.com/citation-style-language/schema/raw/master/csl-citation.json&quot;, &quot;mendeley&quot;: {&quot;previouslyFormattedCitation&quot;: &quot;[3]&quot;}, &quot;properties&quot;: {&quot;noteIndex&quot;: 0}, &quot;citationItems&quot;: [{&quot;itemData&quot;: {&quot;container-title&quot;: &quot;Medical &amp; Biological Engineering &amp; Computing&quot;, &quot;title&quot;: &quot;Graz brain-computer interface II: towards communication between humans and computers based on online classification of three different EEG patterns&quot;, &quot;type&quot;: &quot;article-journal&quot;, &quot;ISSN&quot;: &quot;0140-0118&quot;, &quot;page&quot;: &quot;382-388&quot;, &quot;author&quot;: [{&quot;suffix&quot;: &quot;&quot;, &quot;family&quot;: &quot;Kalcher&quot;, &quot;non-dropping-particle&quot;: &quot;&quot;, &quot;given&quot;: &quot;J&quot;, &quot;parse-names&quot;: false, &quot;dropping-particle&quot;: &quot;&quot;}, {&quot;suffix&quot;: &quot;&quot;, &quot;family&quot;: &quot;Flotzinger&quot;, &quot;non-dropping-particle&quot;: &quot;&quot;, &quot;given&quot;: &quot;D&quot;, &quot;parse-names&quot;: false, &quot;dropping-particle&quot;: &quot;&quot;}, {&quot;suffix&quot;: &quot;&quot;, &quot;family&quot;: &quot;Neuper&quot;, &quot;non-dropping-particle&quot;: &quot;&quot;, &quot;given&quot;: &quot;Ch.&quot;, &quot;parse-names&quot;: false, &quot;dropping-particle&quot;: &quot;&quot;}, {&quot;suffix&quot;: &quot;&quot;, &quot;family&quot;: &quot;G\u00f6lly&quot;, &quot;non-dropping-particle&quot;: &quot;&quot;, &quot;given&quot;: &quot;S.&quot;, &quot;parse-names&quot;: false, &quot;dropping-particle&quot;: &quot;&quot;}, {&quot;suffix&quot;: &quot;&quot;, &quot;family&quot;: &quot;Pfurtscheller&quot;, &quot;non-dropping-particle&quot;: &quot;&quot;, &quot;given&quot;: &quot;G.&quot;, &quot;parse-names&quot;: false, &quot;dropping-particle&quot;: &quot;&quot;}], &quot;DOI&quot;: &quot;10.1007/BF02520010&quot;, &quot;issued&quot;: {&quot;date-parts&quot;: [[&quot;1996&quot;, &quot;9&quot;]]}, &quot;volume&quot;: &quot;34&quot;, &quot;id&quot;: &quot;ITEM-1&quot;, &quot;issue&quot;: &quot;5&quot;}, &quot;uris&quot;: [&quot;http://www.mendeley.com/documents/?uuid=684bbbc5-b877-41cb-9a94-a775ff0380da&quot;], &quot;id&quot;: &quot;ITEM-1&quot;}]} RNDu8iTLNKUmp"/><text:span text:style-name="T7">[3]</text:span><text:reference-mark-end text:name="ADDIN CSL_CITATION {&quot;schema&quot;: &quot;https://github.com/citation-style-language/schema/raw/master/csl-citation.json&quot;, &quot;mendeley&quot;: {&quot;previouslyFormattedCitation&quot;: &quot;[3]&quot;}, &quot;properties&quot;: {&quot;noteIndex&quot;: 0}, &quot;citationItems&quot;: [{&quot;itemData&quot;: {&quot;container-title&quot;: &quot;Medical &amp; Biological Engineering &amp; Computing&quot;, &quot;title&quot;: &quot;Graz brain-computer interface II: towards communication between humans and computers based on online classification of three different EEG patterns&quot;, &quot;type&quot;: &quot;article-journal&quot;, &quot;ISSN&quot;: &quot;0140-0118&quot;, &quot;page&quot;: &quot;382-388&quot;, &quot;author&quot;: [{&quot;suffix&quot;: &quot;&quot;, &quot;family&quot;: &quot;Kalcher&quot;, &quot;non-dropping-particle&quot;: &quot;&quot;, &quot;given&quot;: &quot;J&quot;, &quot;parse-names&quot;: false, &quot;dropping-particle&quot;: &quot;&quot;}, {&quot;suffix&quot;: &quot;&quot;, &quot;family&quot;: &quot;Flotzinger&quot;, &quot;non-dropping-particle&quot;: &quot;&quot;, &quot;given&quot;: &quot;D&quot;, &quot;parse-names&quot;: false, &quot;dropping-particle&quot;: &quot;&quot;}, {&quot;suffix&quot;: &quot;&quot;, &quot;family&quot;: &quot;Neuper&quot;, &quot;non-dropping-particle&quot;: &quot;&quot;, &quot;given&quot;: &quot;Ch.&quot;, &quot;parse-names&quot;: false, &quot;dropping-particle&quot;: &quot;&quot;}, {&quot;suffix&quot;: &quot;&quot;, &quot;family&quot;: &quot;G\u00f6lly&quot;, &quot;non-dropping-particle&quot;: &quot;&quot;, &quot;given&quot;: &quot;S.&quot;, &quot;parse-names&quot;: false, &quot;dropping-particle&quot;: &quot;&quot;}, {&quot;suffix&quot;: &quot;&quot;, &quot;family&quot;: &quot;Pfurtscheller&quot;, &quot;non-dropping-particle&quot;: &quot;&quot;, &quot;given&quot;: &quot;G.&quot;, &quot;parse-names&quot;: false, &quot;dropping-particle&quot;: &quot;&quot;}], &quot;DOI&quot;: &quot;10.1007/BF02520010&quot;, &quot;issued&quot;: {&quot;date-parts&quot;: [[&quot;1996&quot;, &quot;9&quot;]]}, &quot;volume&quot;: &quot;34&quot;, &quot;id&quot;: &quot;ITEM-1&quot;, &quot;issue&quot;: &quot;5&quot;}, &quot;uris&quot;: [&quot;http://www.mendeley.com/documents/?uuid=684bbbc5-b877-41cb-9a94-a775ff0380da&quot;], &quot;id&quot;: &quot;ITEM-1&quot;}]} RNDu8iTLNKUmp"/><text:span text:style-name="T7">⁠</text:span><text:span text:style-name="T2">. However, these techniques were only able to distinguish large scale changes in brain state, severely limiting the number of responses the BCI could make. </text:span></text:p>
      <text:p text:style-name="P14"><text:span text:style-name="T2">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4">.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text:span></text:p>
      <text:p text:style-name="P14"><text:span text:style-name="T4">Future work </text:span></text:p>
      <text:p text:style-name="P14"><text:span text:style-name="T4">-continue to investigate what aspects of music are the most classifiable</text:span></text:p>
      <text:p text:style-name="P14"><text:span text:style-name="T4">-rhythms/speech</text:span></text:p>
      <text:p text:style-name="P14"><text:span text:style-name="T4">-find ways to improve classification accuracy </text:span></text:p>
      <text:p text:style-name="P14"><text:span text:style-name="T4"/></text:p>
      <text:p text:style-name="P12"><text:span text:style-name="T1">Justification for Eligibility of Proposed Research (Attachment) ONE PAGE</text:span></text:p>
      <text:p text:style-name="Standard">Complete this section if your research is in a discipline that falls under the mandate of more than one federal granting agency (e.g., psychology, management studies, geography, physical education, bio-medical engineering, health sciences, bioinformatics, biostatistics, etc.).</text:p>
      <text:p text:style-name="Standard">Describe the NSE research challenges of the project on which you propose to work <text:span text:style-name="Strong_20_Emphasis">during the tenure of your scholarship or fellowship</text:span>. Clearly explain what you will be doing and why it should be considered research that is predominantly NSE </text:p>
      <text:p text:style-name="Standard"><text:span text:style-name="Strong_20_Emphasis">Points to consider</text:span>:</text:p>
      <text:list xml:id="list2053665731" text:style-name="L3">
        <text:list-item>
          <text:p text:style-name="P4">Consult NSERC's <text:a xlink:type="simple" xlink:href="http://www.nserc-crsng.gc.ca/Students-Etudiants/Eligibility-Admissibilite_eng.asp">Eligibility Criteria for Students and Fellows</text:a> and carefully read the Selecting the appropriate federal granting agency and NSERC’s Eligibility Criteria sections for proposed research and programs of study.</text:p>
        </text:list-item>
        <text:list-item>
          <text:p text:style-name="P4">Carefully read the Government of Canada’s guidelines om Selecting the Appropriate Federal Granting Agency. Particular attention should be given to the Government’s Guidelines for the Eligibility of Applications Related to Health and its Guidelines for the Eligibility of Applications in Psychology, if they are applicable to your research.</text:p>
        </text:list-item>
        <text:list-item>
          <text:p text:style-name="P4">For uploading purposes, all the documents in this section must be saved into a single PDF file.</text:p>
        </text:list-item>
      </text:list>
      <text:p text:style-name="Standard"/>
      <text:p text:style-name="Standard"/>
      <text:p text:style-name="Standard"/>
      <text:p text:style-name="P1">Contributions and Statements (Attachment) TWO PAGES</text:p>
      <text:p text:style-name="Standard">Provide the required information using the specified headings below in the order indicated.</text:p>
      <text:p text:style-name="Standard"><text:bookmark text:name="section_1"/><text:span text:style-name="Strong_20_Emphasis">Part I – Contributions to research and development</text:span></text:p>
      <text:p text:style-name="Standard">Begin with your most recent contributions and list each entry on a new line. Do not include any articles that are currently in preparation or those on which you do not appear as an author. Use the following headings in the order indicated:</text:p>
      <text:list xml:id="list1937503105" text:style-name="L4">
        <text:list-item>
          <text:p text:style-name="P6">Articles published or accepted in refereed journals;</text:p>
        </text:list-item>
        <text:list-item>
          <text:p text:style-name="P6">Articles submitted to refereed journals (provide submission number);</text:p>
        </text:list-item>
        <text:list-item>
          <text:p text:style-name="P6">Other refereed contributions (e.g., communications, papers in refereed conference proceedings, posters). Do not repeatedly list the same proceeding from multiple conferences, proceedings for future conferences, or your thesis here;</text:p>
        </text:list-item>
        <text:list-item>
          <text:p text:style-name="P6">Non-refereed contributions (e.g., specialized publications, technical reports, conference presentations, posters);</text:p>
        </text:list-item>
        <text:list-item>
          <text:p text:style-name="P6">Technology transfer;</text:p>
        </text:list-item>
        <text:list-item>
          <text:p text:style-name="P6">Contributions resulting from your participation in industrially relevant R&amp;D activities;</text:p>
        </text:list-item>
        <text:list-item>
          <text:p text:style-name="P6">Patents and copyrights awarded (e.g., software, but excluding publications);</text:p>
        </text:list-item>
        <text:list-item>
          <text:p text:style-name="P6">Patents and copyrights submitted.</text:p>
        </text:list-item>
      </text:list>
      <text:p text:style-name="Standard">Use the following format:</text:p>
      <text:list xml:id="list1654883046" text:style-name="L5">
        <text:list-item>
          <text:p text:style-name="P7">Full authorship as it appears/will appear in the original publication (with the<text:span text:style-name="Strong_20_Emphasis">applicant's name in bold</text:span>);</text:p>
        </text:list-item>
        <text:list-item>
          <text:p text:style-name="P7">Year;</text:p>
        </text:list-item>
        <text:list-item>
          <text:p text:style-name="P7">Title;</text:p>
        </text:list-item>
        <text:list-item>
          <text:p text:style-name="P7">Publication name and volume;</text:p>
        </text:list-item>
        <text:list-item>
          <text:p text:style-name="P7">First and last page numbers. <text:line-break/><text:line-break/><text:span text:style-name="Strong_20_Emphasis">Example</text:span></text:p>
        </text:list-item>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text:span><text:soft-page-break/><text:span text:style-name="Strong_20_Emphasis">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1893378597" text:style-name="L6">
        <text:list-item>
          <text:p text:style-name="P8"><text:span text:style-name="Strong_20_Emphasis">Publications submitted, accepted or in press:</text:span> Indicate the date of submission/acceptance and the number of pages submitted.</text:p>
        </text:list-item>
        <text:list-item>
          <text:p text:style-name="P8"><text:span text:style-name="Strong_20_Emphasis">Posters:</text:span> Indicate the presenting author with an asterisk (*). Example: Applicant, X.X.*.</text:p>
        </text:list-item>
        <text:list-item>
          <text:p text:style-name="P8"><text:span text:style-name="Strong_20_Emphasis">Conferences:</text:span> Indicate whether institutional, regional, provincial, national or international. Make a distinction between oral and poster presentations.</text:p>
        </text:list-item>
        <text:list-item>
          <text:p text:style-name="P8"><text:span text:style-name="Strong_20_Emphasis">In all cases</text:span>, indicate whether the publication resulted from work done in the process of completing your undergraduate, master’s or doctoral degree, or from other relevant work experience.</text:p>
          <text:p text:style-name="P8"><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up to three that you judge to be your most significant contributions to research and development. Comment on the importance of these contributions to the research area.</text:p>
      <text:p text:style-name="Standard">For each contribution:</text:p>
      <text:list xml:id="list936135305" text:style-name="L7">
        <text:list-item>
          <text:p text:style-name="P9">describe your role in the research. Clarify your contribution to collaborative research and to the actual writing of joint publications;</text:p>
        </text:list-item>
        <text:list-item>
          <text:p text:style-name="P9">discuss the reasons for publishing in certain journals (e.g., target audiences, review procedures);</text:p>
        </text:list-item>
        <text:list-item>
          <text:p text:style-name="P9">provide details, as appropriate, on the significance of technical reports and original research reported in books or technical reports;</text:p>
        </text:list-item>
        <text:list-item>
          <text:p text:style-name="P9">indicate any collaboration with other researchers;</text:p>
        </text:list-item>
        <text:list-item>
          <text:p text:style-name="P9">discuss the relevance of your work to engineering practice or industrial processes if appropriate.</text:p>
        </text:list-item>
      </text:list>
      <text:p text:style-name="Standard"><text:span text:style-name="Strong_20_Emphasis">Part III – Applicant's statement</text:span></text:p>
      <text:p text:style-name="Standard">In this section, group your comments under the following headings:</text:p>
      <text:list xml:id="list1495609985" text:style-name="L8">
        <text:list-item>
          <text:p text:style-name="P10"><text:span text:style-name="Strong_20_Emphasis">Research experience</text:span><text:line-break/><text:line-break/>Describe the scientific or engineering abilities that you have gained through your past research 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 </text:p>
        </text:list-item>
        <text:list-item>
          <text:p text:style-name="P10"><text:span text:style-name="Strong_20_Emphasis">Relevant activities</text:span><text:line-break/>Describe your professional and extracurricular activities that most demonstrate your communication, interpersonal, and leadership skills. </text:p>
        </text:list-item>
      </text:list>
      <text:p text:style-name="Standard">Examples of these include:</text:p>
      <text:list xml:id="list755666532" text:style-name="L9">
        <text:list-item>
          <text:p text:style-name="P11">oral presentations</text:p>
        </text:list-item>
        <text:list-item>
          <text:p text:style-name="P11">mentoring</text:p>
        </text:list-item>
        <text:list-item>
          <text:p text:style-name="P11">teaching</text:p>
        </text:list-item>
        <text:list-item>
          <text:p text:style-name="P11">project management</text:p>
        </text:list-item>
        <text:list-item>
          <text:p text:style-name="P11">chairing committees</text:p>
        </text:list-item>
        <text:list-item>
          <text:p text:style-name="P11">organizing conferences or meetings</text:p>
        </text:list-item>
        <text:list-item>
          <text:p text:style-name="P11">supervisory experience</text:p>
        </text:list-item>
        <text:list-item>
          <text:p text:style-name="P11">elected positions held and volunteer work</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Avital Sternin <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8-06T14:24:50</dc:date>
    <meta:editing-duration>PT27M1S</meta:editing-duration>
    <meta:editing-cycles>7</meta:editing-cycles>
    <meta:generator>LibreOffice/3.5$MacOSX_x86 LibreOffice_project/e0fbe70-dcba98b-297ab39-994e618-0f858f0</meta:generator>
    <meta:document-statistic meta:table-count="1" meta:image-count="0" meta:object-count="0" meta:page-count="5" meta:paragraph-count="73" meta:word-count="1385" meta:character-count="9268" meta:non-whitespace-character-count="7986"/>
  </office:meta>
</office:document-meta>
</file>